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"Reset"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"Oh dear, oh dearー... I got myself lostー."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"Oh well, where there's a customer, there's a
sale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